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71cm" svg:height="1.524cm" svg:x="2.143cm" svg:y="11.287cm">
          <text:p text:style-name="P1">Your Job (select element)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318cm" svg:height="1.896cm" svg:x="2.27cm" svg:y="14.97cm">
          <text:p text:style-name="P1">University</text:p>
          <text:p text:style-name="P1">stud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4.953cm" svg:height="1.733cm" svg:x="2.397cm" svg:y="13.11cm">
          <text:p text:style-name="P1">High school</text:p>
          <text:p text:style-name="P1">studen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3.175cm" svg:height="1.651cm" svg:x="7.731cm" svg:y="13.192cm">
          <text:p text:style-name="P1">Pl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91cm" svg:height="1.905cm" svg:x="6.842cm" svg:y="14.843cm">
          <text:p text:style-name="P1">Programm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0.668cm" svg:height="6.604cm" svg:x="1.381cm" svg:y="10.7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271cm" svg:height="1.524cm" svg:x="2.143cm" svg:y="7.35cm">
          <text:p text:style-name="P1">Enter email (text input element)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9.017cm" svg:height="4.699cm" svg:x="1.381cm" svg:y="18.52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8.128cm" svg:height="1.524cm" svg:x="1.889cm" svg:y="18.907cm">
            <text:p text:style-name="P1">Subscribe (checkbox)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175cm" svg:height="1.733cm" svg:x="2.651cm" svg:y="20.857cm">
            <text:p text:style-name="P1">set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3.175cm" svg:height="1.651cm" svg:x="6.207cm" svg:y="20.812cm">
            <text:p text:style-name="P1">unse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1" draw:layer="layout" svg:width="9.906cm" svg:height="2.159cm" svg:x="1.762cm" svg:y="6.9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7.62cm" svg:height="4.953cm" svg:x="12.684cm" svg:y="16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906cm" svg:height="5.715cm" svg:x="12.684cm" svg:y="7.35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5.956cm" svg:y1="15.247cm" svg:x2="12.684cm" svg:y2="10.207cm" draw:start-shape="id1" draw:start-glue-point="11" draw:end-shape="id2" draw:end-glue-point="3" svg:d="m5956 15247c0-3360 2242-5040 6728-5040">
          <text:p/>
        </draw:connector>
        <draw:connector draw:style-name="gr3" draw:text-style-name="P1" draw:layer="layout" draw:type="curve" svg:x1="6.625cm" svg:y1="13.363cm" svg:x2="12.684cm" svg:y2="19.097cm" draw:start-shape="id3" draw:start-glue-point="11" draw:end-shape="id4" draw:end-glue-point="3" svg:d="m6625 13363c0-1132 1696-943 2211 773s-152 4961 3848 4961">
          <text:p/>
        </draw:connector>
        <draw:custom-shape draw:style-name="gr1" draw:text-style-name="P1" draw:layer="layout" svg:width="7.525cm" svg:height="1.524cm" svg:x="12.938cm" svg:y="7.477cm">
          <text:p text:style-name="P1">Choose university</text:p>
          <text:p text:style-name="P1">(select element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1.524cm" svg:x="13.065cm" svg:y="16.875cm">
          <text:p text:style-name="P1">Choose high school</text:p>
          <text:p text:style-name="P1">(select element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143cm" svg:x="15.986cm" svg:y="19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59cm" svg:height="1.143cm" svg:x="15.605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59cm" svg:height="1.143cm" svg:x="13.827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59cm" svg:height="1.143cm" svg:x="13.319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59cm" svg:height="1.143cm" svg:x="17.129cm" svg:y="19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59cm" svg:height="1.143cm" svg:x="13.319cm" svg:y="9.509cm">
          <text:p text:style-name="P1">IFM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59cm" svg:height="1.143cm" svg:x="17.256cm" svg:y="9.763cm">
          <text:p text:style-name="P1">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59cm" svg:height="1.143cm" svg:x="14.843cm" svg:y="11.287cm">
          <text:p text:style-name="P1">MS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licos </meta:initial-creator>
    <meta:creation-date>2012-09-02T00:58:58</meta:creation-date>
    <dc:date>2012-09-02T01:16:03</dc:date>
    <dc:creator>karlicos </dc:creator>
    <meta:editing-duration>PT1M54S</meta:editing-duration>
    <meta:editing-cycles>1</meta:editing-cycles>
    <meta:document-statistic meta:object-count="27"/>
    <meta:generator>LibreOffice/3.5$Linux_X86_64 LibreOffice_project/350m1$Build-2</meta:generator>
  </office:meta>
</office:document-meta>
</file>